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2" style:family="table">
      <style:table-properties style:width="16.002cm" table:align="margins"/>
    </style:style>
    <style:style style:name="Tabelle2.A" style:family="table-column">
      <style:table-column-properties style:column-width="5.334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3" style:family="table">
      <style:table-properties style:width="16.002cm" table:align="margins"/>
    </style:style>
    <style:style style:name="Tabelle3.A" style:family="table-column">
      <style:table-column-properties style:column-width="5.334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P1" style:family="paragraph" style:parent-style-name="Header">
      <style:text-properties fo:language="de" fo:country="DE"/>
    </style:style>
    <style:style style:name="P2" style:family="paragraph" style:parent-style-name="Header">
      <style:text-properties fo:language="de" fo:country="DE"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7.938cm" style:type="center"/>
          <style:tab-stop style:position="15.753cm" style:type="right"/>
        </style:tab-stops>
      </style:paragraph-properties>
    </style:style>
    <style:style style:name="P5" style:family="paragraph" style:parent-style-name="Footer">
      <style:paragraph-properties>
        <style:tab-stops>
          <style:tab-stop style:position="7.938cm" style:type="center"/>
          <style:tab-stop style:position="17cm" style:type="right"/>
        </style:tab-stops>
      </style:paragraph-properties>
    </style:style>
    <style:style style:name="P6" style:family="paragraph" style:parent-style-name="Subtitle">
      <style:paragraph-properties fo:margin-top="0.212cm" fo:margin-bottom="0.388cm" loext:contextual-spacing="false" style:writing-mode="lr-tb"/>
      <style:text-properties officeooo:paragraph-rsid="003d9a75"/>
    </style:style>
    <style:style style:name="P7" style:family="paragraph" style:parent-style-name="Subtitle">
      <style:paragraph-properties fo:margin-top="0.212cm" fo:margin-bottom="0.388cm" loext:contextual-spacing="false" style:writing-mode="lr-tb"/>
      <style:text-properties officeooo:paragraph-rsid="003e973b"/>
    </style:style>
    <style:style style:name="P8" style:family="paragraph" style:parent-style-name="Subtitle">
      <style:paragraph-properties fo:margin-top="0.212cm" fo:margin-bottom="0.388cm" loext:contextual-spacing="false" style:writing-mode="lr-tb"/>
      <style:text-properties fo:language="de" fo:country="DE"/>
    </style:style>
    <style:style style:name="P9" style:family="paragraph" style:parent-style-name="Text_20_body">
      <style:text-properties officeooo:paragraph-rsid="00520709"/>
    </style:style>
    <style:style style:name="P10" style:family="paragraph" style:parent-style-name="Text_20_body">
      <style:text-properties officeooo:paragraph-rsid="005249a7"/>
    </style:style>
    <style:style style:name="P11" style:family="paragraph" style:parent-style-name="Text_20_body">
      <style:text-properties officeooo:paragraph-rsid="0052d0cf"/>
    </style:style>
    <style:style style:name="P12" style:family="paragraph" style:parent-style-name="Text_20_body">
      <style:text-properties officeooo:rsid="00557cef" officeooo:paragraph-rsid="00557cef"/>
    </style:style>
    <style:style style:name="P13" style:family="paragraph" style:parent-style-name="Text_20_body">
      <style:text-properties officeooo:paragraph-rsid="00557cef"/>
    </style:style>
    <style:style style:name="P14" style:family="paragraph" style:parent-style-name="Text_20_body">
      <style:text-properties officeooo:rsid="0057a4ac" officeooo:paragraph-rsid="0057a4ac"/>
    </style:style>
    <style:style style:name="P15" style:family="paragraph" style:parent-style-name="Verzeichnis_20_1">
      <style:paragraph-properties>
        <style:tab-stops>
          <style:tab-stop style:position="16.002cm" style:type="right" style:leader-style="dotted" style:leader-text="."/>
        </style:tab-stops>
      </style:paragraph-properties>
    </style:style>
    <style:style style:name="P16" style:family="paragraph" style:parent-style-name="Quotations">
      <style:text-properties officeooo:paragraph-rsid="00557cef"/>
    </style:style>
    <style:style style:name="P17" style:family="paragraph" style:parent-style-name="Text_20_body" style:list-style-name="L1">
      <style:text-properties officeooo:paragraph-rsid="0050b0e5"/>
    </style:style>
    <style:style style:name="P18" style:family="paragraph" style:parent-style-name="Text_20_body" style:list-style-name="L1">
      <style:text-properties officeooo:paragraph-rsid="00520709"/>
    </style:style>
    <style:style style:name="P19" style:family="paragraph" style:parent-style-name="Text_20_body" style:list-style-name="L2">
      <style:text-properties officeooo:paragraph-rsid="005249a7"/>
    </style:style>
    <style:style style:name="P20" style:family="paragraph" style:parent-style-name="Heading_20_1">
      <style:text-properties fo:language="de" fo:country="DE"/>
    </style:style>
    <style:style style:name="P21" style:family="paragraph" style:parent-style-name="Heading_20_1">
      <style:text-properties officeooo:paragraph-rsid="005249a7"/>
    </style:style>
    <style:style style:name="P22" style:family="paragraph" style:parent-style-name="Heading_20_1">
      <style:text-properties officeooo:paragraph-rsid="00557cef"/>
    </style:style>
    <style:style style:name="P23" style:family="paragraph" style:parent-style-name="Heading_20_1">
      <style:text-properties officeooo:paragraph-rsid="0050de41"/>
    </style:style>
    <style:style style:name="P24" style:family="paragraph" style:parent-style-name="Title" style:master-page-name="MPF0">
      <style:paragraph-properties style:page-number="auto" fo:break-before="page"/>
      <style:text-properties fo:language="de" fo:country="DE"/>
    </style:style>
    <style:style style:name="T1" style:family="text">
      <style:text-properties fo:language="de" fo:country="DE"/>
    </style:style>
    <style:style style:name="T2" style:family="text">
      <style:text-properties fo:language="de" fo:country="DE" fo:background-color="#ffff00" loext:char-shading-value="0"/>
    </style:style>
    <style:style style:name="T3" style:family="text">
      <style:text-properties fo:language="de" fo:country="DE" officeooo:rsid="00520709" fo:background-color="#ffff00" loext:char-shading-value="0"/>
    </style:style>
    <style:style style:name="T4" style:family="text">
      <style:text-properties fo:language="de" fo:country="DE" officeooo:rsid="00522ad0" fo:background-color="#ffff00" loext:char-shading-value="0"/>
    </style:style>
    <style:style style:name="T5" style:family="text">
      <style:text-properties fo:language="de" fo:country="DE" officeooo:rsid="005249a7" fo:background-color="#ffff00" loext:char-shading-value="0"/>
    </style:style>
    <style:style style:name="T6" style:family="text">
      <style:text-properties fo:language="de" fo:country="DE" officeooo:rsid="000c5fec"/>
    </style:style>
    <style:style style:name="T7" style:family="text">
      <style:text-properties fo:language="de" fo:country="DE" officeooo:rsid="003c36db"/>
    </style:style>
    <style:style style:name="T8" style:family="text">
      <style:text-properties fo:language="de" fo:country="DE" officeooo:rsid="003d9a75"/>
    </style:style>
    <style:style style:name="T9" style:family="text">
      <style:text-properties fo:language="de" fo:country="DE" officeooo:rsid="004c1a6d"/>
    </style:style>
    <style:style style:name="T10" style:family="text">
      <style:text-properties fo:language="de" fo:country="DE" officeooo:rsid="00520709"/>
    </style:style>
    <style:style style:name="T11" style:family="text">
      <style:text-properties fo:language="de" fo:country="DE" style:text-underline-style="none" officeooo:rsid="00520709"/>
    </style:style>
    <style:style style:name="T12" style:family="text">
      <style:text-properties fo:language="de" fo:country="DE" style:text-underline-style="none" officeooo:rsid="00520709" fo:background-color="#ffff00" loext:char-shading-value="0"/>
    </style:style>
    <style:style style:name="T13" style:family="text">
      <style:text-properties officeooo:rsid="004ecaf6"/>
    </style:style>
    <style:style style:name="T14" style:family="text">
      <style:text-properties style:font-name="Liberation Serif" fo:language="de" fo:country="DE"/>
    </style:style>
    <style:style style:name="T15" style:family="text">
      <style:text-properties style:font-name="Liberation Serif" fo:language="de" fo:country="DE" officeooo:rsid="0050de41"/>
    </style:style>
    <style:style style:name="T16" style:family="text">
      <style:text-properties style:font-name="Liberation Serif" officeooo:rsid="0050de41"/>
    </style:style>
    <style:style style:name="T17" style:family="text">
      <style:text-properties officeooo:rsid="00520709"/>
    </style:style>
    <style:style style:name="T18" style:family="text">
      <style:text-properties officeooo:rsid="00522ad0"/>
    </style:style>
    <style:style style:name="T19" style:family="text">
      <style:text-properties officeooo:rsid="0052d0cf"/>
    </style:style>
    <style:style style:name="T20" style:family="text">
      <style:text-properties officeooo:rsid="00557cef"/>
    </style:style>
    <style:style style:name="T21" style:family="text">
      <style:text-properties officeooo:rsid="00577045"/>
    </style:style>
    <style:style style:name="T22" style:family="text">
      <style:text-properties officeooo:rsid="005a1a04"/>
    </style:style>
    <style:style style:name="T23" style:family="text">
      <style:text-properties officeooo:rsid="005acb7f"/>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4"><text:bookmark-start text:name="Ref_AufgabeName"/>Aufgabe <text:span text:style-name="T13">2</text:span>: <text:span text:style-name="T13">Twist</text:span><text:bookmark-end text:name="Ref_AufgabeName"/></text:p>
      <text:p text:style-name="P6"><text:bookmark-start text:name="Ref_TeamID"/><text:span text:style-name="Absatz-Standardschriftart"><text:span text:style-name="T1">Team-ID: </text:span></text:span><text:span text:style-name="Absatz-Standardschriftart"><text:span text:style-name="T7">00381</text:span></text:span><text:bookmark-end text:name="Ref_TeamID"/></text:p>
      <text:p text:style-name="P6"><text:bookmark-start text:name="Ref_TeamName"/><text:span text:style-name="Absatz-Standardschriftart"><text:span text:style-name="T1">Team-</text:span></text:span><text:span text:style-name="Absatz-Standardschriftart"><text:span text:style-name="T8">N</text:span></text:span><text:span text:style-name="Absatz-Standardschriftart"><text:span text:style-name="T6">a</text:span></text:span><text:span text:style-name="Absatz-Standardschriftart"><text:span text:style-name="T1">me: </text:span></text:span><text:span text:style-name="Absatz-Standardschriftart"><text:span text:style-name="T9">EinSteine</text:span></text:span><text:bookmark-end text:name="Ref_TeamName"/></text:p>
      <text:p text:style-name="P7"><text:span text:style-name="Absatz-Standardschriftart"><text:span text:style-name="T8">Bearbeiter/-innen dieser Aufgabe:<text:line-break/></text:span></text:span><text:span text:style-name="Absatz-Standardschriftart"><text:span text:style-name="T9">Oliver Schirmer, Konrad Walter, Paskal Paesler, Corey Attireh</text:span></text:span></text:p>
      <text:p text:style-name="P8"><text:date style:data-style-name="N10121" text:date-value="2018-11-20T19:54:32.701999917">20. November 2018</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15"><text:a xlink:type="simple" xlink:href="#__RefHeading___Toc105_1452926801" text:style-name="Internet_20_link" text:visited-style-name="Visited_20_Internet_20_Link">Lösungsidee<text:tab/>1</text:a></text:p>
          <text:p text:style-name="P15"><text:a xlink:type="simple" xlink:href="#__RefHeading___Toc107_1452926801" text:style-name="Internet_20_link" text:visited-style-name="Visited_20_Internet_20_Link">Umsetzung<text:tab/>1</text:a></text:p>
          <text:p text:style-name="P15"><text:a xlink:type="simple" xlink:href="#__RefHeading___Toc109_1452926801" text:style-name="Internet_20_link" text:visited-style-name="Visited_20_Internet_20_Link">Beispiele<text:tab/>2</text:a></text:p>
          <text:p text:style-name="P15"><text:a xlink:type="simple" xlink:href="#__RefHeading___Toc111_1452926801" text:style-name="Internet_20_link" text:visited-style-name="Visited_20_Internet_20_Link">Quellcode - Twist<text:tab/>2</text:a></text:p>
          <text:p text:style-name="P15"><text:a xlink:type="simple" xlink:href="#__RefHeading___Toc1197_143150195" text:style-name="Internet_20_link" text:visited-style-name="Visited_20_Internet_20_Link">Quellcode - Untwist<text:tab/>3</text:a></text:p>
        </text:index-body>
      </text:table-of-content>
      <text:h text:style-name="Heading_20_1" text:outline-level="1"><text:bookmark-start text:name="__RefHeading___Toc105_1452926801"/><text:span text:style-name="T1">Lösungsidee - </text:span><text:span text:style-name="T10">Twist</text:span><text:bookmark-end text:name="__RefHeading___Toc105_1452926801"/></text:h>
      <text:p text:style-name="Text_20_body"><text:span text:style-name="Absatz-Standardschriftart"><text:span text:style-name="T2">Beim </text:span></text:span><text:span text:style-name="Absatz-Standardschriftart"><text:span text:style-name="T3">T</text:span></text:span><text:span text:style-name="Absatz-Standardschriftart"><text:span text:style-name="T2">wisten eines Wortes sind zwei </text:span></text:span><text:span text:style-name="Absatz-Standardschriftart"><text:span text:style-name="T3">Dinge </text:span></text:span><text:span text:style-name="Absatz-Standardschriftart"><text:span text:style-name="T2">zu beachten:</text:span></text:span></text:p>
      <text:list xml:id="list1075723673" text:style-name="L1">
        <text:list-item>
          <text:p text:style-name="P17"><text:span text:style-name="Absatz-Standardschriftart"><text:span text:style-name="T2">Der erste und </text:span></text:span><text:span text:style-name="Absatz-Standardschriftart"><text:span text:style-name="T3">l</text:span></text:span><text:span text:style-name="Absatz-Standardschriftart"><text:span text:style-name="T2">etzte Buchstabe </text:span></text:span><text:span text:style-name="Absatz-Standardschriftart"><text:span text:style-name="T3">bleibt</text:span></text:span><text:span text:style-name="Absatz-Standardschriftart"><text:span text:style-name="T2"> unverändert.</text:span></text:span></text:p>
        </text:list-item>
        <text:list-item>
          <text:p text:style-name="P18"><text:span text:style-name="Absatz-Standardschriftart"><text:span text:style-name="T3">Die Buchstaben zwischen dem Anfangs- &amp; Endbuchstaben müssen nach dem Twisten in gleicher Menge wie vorher vorhanden sein, jedoch in einer anderen Reihenfolge, sofern dies möglich ist.</text:span></text:span></text:p>
        </text:list-item>
      </text:list>
      <text:p text:style-name="P9"><text:span text:style-name="Absatz-Standardschriftart"><text:span text:style-name="T10">Zusätzlich muss auf Interpunktion geachtet werden, da diese möglichst nicht in den „Mischprozess“ integriert werden sollten.</text:span></text:span></text:p>
      <text:h text:style-name="P20" text:outline-level="1"><text:bookmark-start text:name="__RefHeading___Toc107_1452926801"/>Umsetzung - <text:span text:style-name="T18">Twist</text:span><text:bookmark-end text:name="__RefHeading___Toc107_1452926801"/></text:h>
      <text:p text:style-name="P10"><text:span text:style-name="Absatz-Standardschriftart"><text:span text:style-name="T2">Aus </text:span></text:span><text:span text:style-name="Absatz-Standardschriftart"><text:span text:style-name="T4">den </text:span></text:span><text:span text:style-name="Absatz-Standardschriftart"><text:span text:style-name="T2">beiden </text:span></text:span><text:span text:style-name="Absatz-Standardschriftart"><text:span text:style-name="T4">vorherigen </text:span></text:span><text:span text:style-name="Absatz-Standardschriftart"><text:span text:style-name="T2">Bedingungen ergibt sich d</text:span></text:span><text:span text:style-name="Absatz-Standardschriftart"><text:span text:style-name="T4">ie</text:span></text:span><text:span text:style-name="Absatz-Standardschriftart"><text:span text:style-name="T2"> </text:span></text:span><text:span text:style-name="Absatz-Standardschriftart"><text:span text:style-name="T4">Lösung</text:span></text:span><text:span text:style-name="Absatz-Standardschriftart"><text:span text:style-name="T2">. Zuerst werden alle Zeichen die nicht zum eigentlichen Wort gehören gefiltert und </text:span></text:span><text:span text:style-name="Absatz-Standardschriftart"><text:span text:style-name="T4">mit einem Index</text:span></text:span><text:span text:style-name="Absatz-Standardschriftart"><text:span text:style-name="T2"> gespeichert. Dabei </text:span></text:span><text:span text:style-name="Absatz-Standardschriftart"><text:span text:style-name="T4">wird eine</text:span></text:span><text:span text:style-name="Absatz-Standardschriftart"><text:span text:style-name="T2"> TreeMap </text:span></text:span><text:span text:style-name="Absatz-Standardschriftart"><text:span text:style-name="T4">verwendet, welche </text:span></text:span><text:span text:style-name="Absatz-Standardschriftart"><text:span text:style-name="T2">dafür </text:span></text:span><text:span text:style-name="Absatz-Standardschriftart"><text:span text:style-name="T4">sorgt</text:span></text:span><text:span text:style-name="Absatz-Standardschriftart"><text:span text:style-name="T2">, dass die Zeichen </text:span></text:span><text:span text:style-name="Absatz-Standardschriftart"><text:span text:style-name="T4">in der richtigen Reihenfolge gespeichert werden und somit nach dem Twisten wieder an der originalen Stelle eingefügt werden können</text:span></text:span><text:span text:style-name="Absatz-Standardschriftart"><text:span text:style-name="T2">.</text:span></text:span></text:p>
      <text:p text:style-name="P10"><text:span text:style-name="Absatz-Standardschriftart"><text:span text:style-name="T5">Der eigentliche Shuffle-Prozess wird mithilfe eines Regex‘s umgesetzt. Dieser ist grundlegend in 3 Gruppen aufgeteilt. Die erste und letzte Gruppe, matcht Klein- &amp; Großbuchstaben, sowie Umlaute, wie ä, ö, ü, ß. Die mittlere Gruppe matcht die gleichen Zeichen, jedoch können diese beliebig oft vorhanden sein.<text:line-break/>Beim Erstellen des neuen Wortes lassen sich nun der Anfangs- &amp; Endbuchstabe an Anfang / Ende setzen und die Buchstaben dazwischen durchlaufen einen Mischalgorithmus. Dabei wird eine Liste der Buchstaben erstellt und diese mithilfe der shuffle-Funktion der Collections-Klasse gemischt. Die nun gemischte Liste wird wieder zu einem Wort zusammengesetzt und zwischen den Anfangs- &amp; Endbuchstaben eingefügt.</text:span></text:span></text:p>
      <text:h text:style-name="P21" text:outline-level="1"><text:span text:style-name="Absatz-Standardschriftart"><text:span text:style-name="T17">Lösungsidee - Untwist</text:span></text:span></text:h>
      <text:p text:style-name="P10"><text:span text:style-name="Absatz-Standardschriftart"><text:span text:style-name="T11">Für die Lösung dieses Problems lassen sich auch hier wieder einige Voraussetzungen erschließen:</text:span></text:span></text:p>
      <text:list xml:id="list3914918562" text:style-name="L2">
        <text:list-item>
          <text:p text:style-name="P19"><text:soft-page-break/><text:span text:style-name="Absatz-Standardschriftart"><text:span text:style-name="T11">Der erste und letzte Buchstabe des gesuchten Wortes entsprechen dem getwisteten Wort.</text:span></text:span></text:p>
        </text:list-item>
        <text:list-item>
          <text:p text:style-name="P19"><text:span text:style-name="Absatz-Standardschriftart"><text:span text:style-name="T11">Das gesuchte Wort hat die selbe Länge, wie das getwistete Wort.</text:span></text:span></text:p>
        </text:list-item>
        <text:list-item>
          <text:p text:style-name="P19"><text:span text:style-name="Absatz-Standardschriftart"><text:span text:style-name="T11">Das gesuchte Wort muss exakt die selbe Anzahl an Buchstaben, wie das getwistete Wort besitzen.</text:span></text:span></text:p>
        </text:list-item>
      </text:list>
      <text:p text:style-name="P10"><text:span text:style-name="Absatz-Standardschriftart"><text:span text:style-name="T12">Zusätzlich muss auch hier versucht werden die Interpunktion zu exludieren.</text:span></text:span></text:p>
      <text:h text:style-name="Heading_20_1" text:outline-level="1"><text:span text:style-name="Absatz-Standardschriftart">Umsetzung – Untwist</text:span></text:h>
      <text:p text:style-name="P11"><text:span text:style-name="Absatz-Standardschriftart"><text:span text:style-name="T19">Zu Beginn wird über jede Zeile des vorgegebenen Textes iteriert und in dieser dann über jedes einzelne Wort (Leerzeichen gelten als Trenner für Worte).</text:span></text:span></text:p>
      <text:p text:style-name="P11"><text:span text:style-name="Absatz-Standardschriftart"><text:span text:style-name="T19">Bei diesem Wort wird die Interpunktion nach dem selben Prinzip, wie beim Twisten, zu Beginn gefiltert und mit einem Index in einer TreeMap gespeichert. Daraufhin wird über jedes Wort der vorgegebenen Wortliste iteriert und auf die Merkmale geprüft. D.h. es werden erstmals alle Möglichkeiten gespeichert, die den Bedingungen 1 &amp; 2 entsprechen. Daraufhin wird überprüft, ob eine der Möglichkeiten die exakt gleiche Anzahl der Buchstaben besitzt. Dies wird umgesetzt, indem die Möglichkeit und das getwistete Wort alphabetisch sortiert werden und dann ohne Beachtung von case-sensitivity auf Gleichheit überprüft werden. Ist dies der Fall, wird das Wort aus dem Wörterbuch als enttwistetes Wort in den Text eingesetzt.</text:span></text:span></text:p>
      <text:h text:style-name="P20" text:outline-level="1"><text:bookmark-start text:name="__RefHeading___Toc109_1452926801"/>Beispiele<text:bookmark-end text:name="__RefHeading___Toc109_1452926801"/></text:h>
      <text:p text:style-name="Text_20_body">In diesem Abschnitt gehe ich auf die Originalbeispiele der Webseite (https://bwinf.de/bundeswettbewerb/37-bwinf/1-runde/material-371/) ein:</text:p>
      <text:p text:style-name="P12">Beispiel 1:</text:p>
      <text:p text:style-name="P12">Beim getwisteten Text fällt auf, dass Worte, wie „der“, „im“, „in“ und „den“ vermeintlich nicht getwistet wurden. Das liegt daran, dass zum Mischen eines Wortes mindestens 4 Buchstaben notwendig sind: Anfangs- &amp; Endbuchstabe und 2 Buchstaben in der Mitte des Wortes um die Reihenfolge überhaupt ändern zu können. Zudem kann es vorkommen, dass Wörter in der Originalreihenfolge verbleiben, was am Beispiel „frühen“ erkenntlich ist. Das liegt daran, dass auch eine geringe Chance besteht, dass die Originalreihenfolge auftritt.</text:p>
      <text:p text:style-name="P12">Der enttwistete Text weist nun einige Fehler auf bzw. Wörter die nicht erkannt wurden. Bspw. „twist“ und „Modetanz“ wurden nicht enttwistet. Dies lässt sich auf die Wörterliste zurückführen, welche rein technisch nicht den gesamten Wortschatz aller Kulturen umfassen kann.<text:line-break/><text:span text:style-name="T21">Zudem wurde „Musik“ im Wort „Twist-Musik“ nicht erkannt, was daran liegt, dass die Interpunktion nur entfernt wird und nicht versucht wird die Wörter vor und nach diesem Zeichen, insofern sie vorhanden sind, zu enttwisten. Dies würde sich zwar im Algorithmus integrieren lassen, verkompliziert diesen jedoch erheblich.<text:line-break/>Trotz dessen hat der Untwist-Algorithmus eine relativ hohe Erfolgsquote, welche jedoch wie bereits erwähnt von der Wortwahl des Textes und der Wörterliste abhängig ist.</text:span></text:p>
      <text:p text:style-name="P14">Bei den folgenden Beispielen wurde nicht weiter erläutert, da diese keine zusätzlichen Besonderheiten aufweisen.</text:p>
      <table:table table:name="Tabelle1" table:style-name="Tabelle1">
        <table:table-column table:style-name="Tabelle1.A" table:number-columns-repeated="3"/>
        <table:table-row>
          <table:table-cell table:style-name="Tabelle1.A1" office:value-type="string">
            <text:p text:style-name="Text_20_body">Eingabe:</text:p>
            <text:p text:style-name="Quotations">Der Twist<text:line-break/>(Englisch twist = Drehung, Verdrehung)<text:line-break/>war ein Modetanz im 4/4-Takt,<text:line-break/>der in den frühen 1960er Jahren <text:soft-page-break/>populär<text:line-break/>wurde und zu<text:line-break/>Rock'n'Roll, Rhythm and Blues oder spezieller<text:line-break/>Twist-Musik getanzt wird.</text:p>
          </table:table-cell>
          <table:table-cell table:style-name="Tabelle1.A1" office:value-type="string">
            <text:p text:style-name="Text_20_body"><text:span text:style-name="T20">Twisted</text:span>:</text:p>
            <text:p text:style-name="Quotations">Der Twsit<text:line-break/>(Esngiclh twsit = Durnheg, Vhnedrrueg)<text:line-break/>war ein Mtdenoaz im 4/4-Tkat,<text:line-break/>der in den frühen 1960er Jhraen <text:soft-page-break/>plpuoär<text:line-break/>wrdue und zu<text:line-break/>Rcok'n'Rlol, Rhtyhm and Belus oder spzleeiler<text:line-break/>Tswit-Muisk ganztet wird</text:p>
          </table:table-cell>
          <table:table-cell table:style-name="Tabelle1.C1" office:value-type="string">
            <text:p text:style-name="P12">Untwisted:</text:p>
            <text:p text:style-name="Quotations">Der Twsit<text:line-break/>(englisch twsit = Drehung, Verdrehung)<text:line-break/>war ein Mtdenoaz im 4/4-Takt,<text:line-break/>der in den frühen 1960er Jahren <text:soft-page-break/>populär<text:line-break/>wurde und zu<text:line-break/>Rcok'n'Rlol, Rhtyhm and Blues oder spezieller<text:line-break/>Tswit-Muisk getanzt wird</text:p>
          </table:table-cell>
        </table:table-row>
      </table:table>
      <text:p text:style-name="P14">Beispiel 2:</text:p>
      <table:table table:name="Tabelle2" table:style-name="Tabelle2">
        <table:table-column table:style-name="Tabelle2.A" table:number-columns-repeated="3"/>
        <table:table-row>
          <table:table-cell table:style-name="Tabelle2.A1" office:value-type="string">
            <text:p text:style-name="P13">Eingabe:</text:p>
            <text:p text:style-name="P16">Hat der alte Hexenmeister sich doch einmal wegbegeben! Und nun sollen seine Geister auch nach meinem Willen leben. Seine Wort und Werke merkt ich und den Brauch, und mit Geistesstärke tu ich Wunder auch.</text:p>
          </table:table-cell>
          <table:table-cell table:style-name="Tabelle2.A1" office:value-type="string">
            <text:p text:style-name="P13"><text:span text:style-name="T20">Twisted</text:span>:</text:p>
            <text:p text:style-name="P16">Hat der alte Hesixneemetr sich dcoh eimanl weegbbegen! Und nun sloeln seine Geesitr auch ncah mieenm Weilln leebn. Sniee Wrot und Wrkee mkert ich und den Bcaruh, und mit Gktesrsäieste tu ich Wdneur acuh</text:p>
          </table:table-cell>
          <table:table-cell table:style-name="Tabelle2.C1" office:value-type="string">
            <text:p text:style-name="P12">Untwisted:</text:p>
            <text:p text:style-name="P16">Hat der alte Hexenmeister sich doch einmal weegbbegen! Und nun sollen seine Geister auch nach meinem willen leben. seine Wort und werke merkt ich und den Brauch, und mit Geistesstärke tu ich wunder auch</text:p>
          </table:table-cell>
        </table:table-row>
      </table:table>
      <text:p text:style-name="P14">Beispiel 3:</text:p>
      <table:table table:name="Tabelle3" table:style-name="Tabelle3">
        <table:table-column table:style-name="Tabelle3.A" table:number-columns-repeated="3"/>
        <table:table-row>
          <table:table-cell table:style-name="Tabelle3.A1" office:value-type="string">
            <text:p text:style-name="P13">Eingabe:</text:p>
            <text:p text:style-name="P16">Ein Restaurant, welches a la carte arbeitet, bietet sein Angebot ohne eine vorher festgelegte Menüreihenfolge an. Dadurch haben die Gäste zwar mehr Spielraum bei der Wahl ihrer Speisen, für das Restaurant entstehen jedoch zusätzlicher Aufwand, da weniger Planungssicherheit vorhanden ist.</text:p>
          </table:table-cell>
          <table:table-cell table:style-name="Tabelle3.A1" office:value-type="string">
            <text:p text:style-name="P13"><text:span text:style-name="T20">Twisted</text:span>:</text:p>
            <text:p text:style-name="P16">Ein Resanuartt, weclehs a la ctare aeetribt, beetit sein Anebogt ohne eine vhorer flgettsgeee Mrogfeneünilehe an. Dcudarh hbaen die Gstäe zwar mher Saelpruim bei der Whal iehrr Sseipen, für das Reuaartsnt esttneehn jodech zhutsälcezir Afanuwd, da wgineer Pehrsuelcinghsiant veordhann ist</text:p>
          </table:table-cell>
          <table:table-cell table:style-name="Tabelle3.C1" office:value-type="string">
            <text:p text:style-name="P12">Untwisted:</text:p>
            <text:p text:style-name="P16">Ein Restaurant, welches a la ctare abrietet, bietet sein Angebot ohne eine vorher festgelegte Mrogfeneünilehe an. dadurch haben die Gäste zwar mehr Spielraum bei der Wahl ihrer speisen, für das Restaurant entstehen jedoch zusätzlicher Aufwand, da weniger Pehrsuelcinghsiant vorhanden ist</text:p>
          </table:table-cell>
        </table:table-row>
      </table:table>
      <text:h text:style-name="P22" text:outline-level="1"><text:bookmark-start text:name="__RefHeading___Toc111_1452926801"/><text:span text:style-name="T1">Quellc</text:span><text:span text:style-name="T14">ode</text:span><text:span text:style-name="Source_20_Text"><text:span text:style-name="T15"> - Twist</text:span></text:span><text:bookmark-end text:name="__RefHeading___Toc111_1452926801"/></text:h>
      <text:p text:style-name="Quotations"><text:span text:style-name="Source_20_Text">package de.</text:span><text:span text:style-name="Source_20_Text"><text:span text:style-name="T23">ncrypted</text:span></text:span><text:span text:style-name="Source_20_Text">.twist;</text:span></text:p>
      <text:p text:style-name="Quotations"><text:span text:style-name="Source_20_Text"/></text:p>
      <text:p text:style-name="Quotations"><text:span text:style-name="Source_20_Text">/**</text:span></text:p>
      <text:p text:style-name="Quotations"><text:span text:style-name="Source_20_Text"><text:s/>* @author ncrypted</text:span></text:p>
      <text:p text:style-name="Quotations"><text:span text:style-name="Source_20_Text"><text:s/>*/</text:span></text:p>
      <text:p text:style-name="Quotations"><text:span text:style-name="Source_20_Text">public class Twist {</text:span></text:p>
      <text:p text:style-name="Quotations"><text:span text:style-name="Source_20_Text"/></text:p>
      <text:p text:style-name="Quotations"><text:span text:style-name="Source_20_Text"><text:s text:c="4"/>private static final Pattern PATTERN = Pattern.compile("([a-zA-ZäÄöÖüÜßẞ])([a-zA-ZäÄöÖüÜßẞ]*)([a-zA-ZäÄöÖüÜßẞ])");</text:span></text:p>
      <text:p text:style-name="Quotations"><text:span text:style-name="Source_20_Text"><text:s text:c="4"/>private static String text = "";</text:span></text:p>
      <text:p text:style-name="Quotations"><text:span text:style-name="Source_20_Text"/></text:p>
      <text:p text:style-name="Quotations"><text:span text:style-name="Source_20_Text"><text:s text:c="4"/>public static void main(String[] args) {</text:span></text:p>
      <text:p text:style-name="Quotations"><text:span text:style-name="Source_20_Text"><text:s text:c="8"/>readText(</text:span><text:span text:style-name="Source_20_Text"><text:span text:style-name="T22">textFileName</text:span></text:span><text:span text:style-name="Source_20_Text">);</text:span></text:p>
      <text:p text:style-name="Quotations"><text:span text:style-name="Source_20_Text"><text:s text:c="8"/>System.out.println("---UNTWISTED---");</text:span></text:p>
      <text:p text:style-name="Quotations"><text:soft-page-break/><text:span text:style-name="Source_20_Text"><text:s text:c="8"/>System.out.println(text);</text:span></text:p>
      <text:p text:style-name="Quotations"><text:span text:style-name="Source_20_Text"><text:s text:c="8"/>System.out.println("---TWISTED---");</text:span></text:p>
      <text:p text:style-name="Quotations"><text:span text:style-name="Source_20_Text"><text:s text:c="8"/>System.out.println(twist(text));</text:span></text:p>
      <text:p text:style-name="Quotations"><text:span text:style-name="Source_20_Text"><text:s text:c="4"/>}</text:span></text:p>
      <text:p text:style-name="Quotations"><text:span text:style-name="Source_20_Text"/></text:p>
      <text:p text:style-name="Quotations"><text:span text:style-name="Source_20_Text"><text:s text:c="4"/>private static String twist(String input) {</text:span></text:p>
      <text:p text:style-name="Quotations"><text:span text:style-name="Source_20_Text"><text:s text:c="8"/>final StringBuilder builder = new StringBuilder();</text:span></text:p>
      <text:p text:style-name="Quotations"><text:span text:style-name="Source_20_Text"><text:s text:c="8"/>final Matcher matcher = PATTERN.matcher(input);</text:span></text:p>
      <text:p text:style-name="Quotations"><text:span text:style-name="Source_20_Text"/></text:p>
      <text:p text:style-name="Quotations"><text:span text:style-name="Source_20_Text"><text:s text:c="8"/>// Filtere alle anderen Zeichen, die keine Buchstaben sind und speichere sie mit entsprechendem Index</text:span></text:p>
      <text:p text:style-name="Quotations"><text:span text:style-name="Source_20_Text"><text:s text:c="8"/>// Notiz: Die TreeMap sorgt dafür, dass die gefilterten Zeichen in der aufsteigenden Reihenfolge gespeichert werden</text:span></text:p>
      <text:p text:style-name="Quotations"><text:span text:style-name="Source_20_Text"><text:s text:c="8"/>Map&lt;Integer, String&gt; filtered = new TreeMap&lt;&gt;();</text:span></text:p>
      <text:p text:style-name="Quotations"><text:span text:style-name="Source_20_Text"><text:s text:c="8"/>Matcher matcherPunctuation = Pattern.compile("[^a-zA-ZäÄöÖüÜßẞ]").matcher(input);</text:span></text:p>
      <text:p text:style-name="Quotations"><text:span text:style-name="Source_20_Text"><text:s text:c="8"/>while (matcherPunctuation.find()) {</text:span></text:p>
      <text:p text:style-name="Quotations"><text:span text:style-name="Source_20_Text"><text:s text:c="12"/>filtered.put(matcherPunctuation.start(), matcherPunctuation.group());</text:span></text:p>
      <text:p text:style-name="Quotations"><text:span text:style-name="Source_20_Text"><text:s text:c="8"/>}</text:span></text:p>
      <text:p text:style-name="Quotations"><text:span text:style-name="Source_20_Text"/></text:p>
      <text:p text:style-name="Quotations"><text:span text:style-name="Source_20_Text"><text:s text:c="8"/>// Filtere alle einzelnen Buchstaben und speichere sie mit entsprechendem Index</text:span></text:p>
      <text:p text:style-name="Quotations"><text:span text:style-name="Source_20_Text"><text:s text:c="8"/>Matcher matcherSingleLetters = Pattern.compile("(?&lt;![a-zA-ZäÄöÖüÜßẞ])([a-zA-ZäÄöÖüÜßẞ])(?![a-zA-ZäÄöÖüÜßẞ])").matcher(input);</text:span></text:p>
      <text:p text:style-name="Quotations"><text:span text:style-name="Source_20_Text"><text:s text:c="8"/>while (matcherSingleLetters.find()) {</text:span></text:p>
      <text:p text:style-name="Quotations"><text:span text:style-name="Source_20_Text"><text:s text:c="12"/>filtered.put(matcherSingleLetters.start(), matcherSingleLetters.group());</text:span></text:p>
      <text:p text:style-name="Quotations"><text:span text:style-name="Source_20_Text"><text:s text:c="8"/>}</text:span></text:p>
      <text:p text:style-name="Quotations"><text:span text:style-name="Source_20_Text"/></text:p>
      <text:p text:style-name="Quotations"><text:span text:style-name="Source_20_Text"><text:s text:c="8"/>while (matcher.find()) {</text:span></text:p>
      <text:p text:style-name="Quotations"><text:span text:style-name="Source_20_Text"><text:s text:c="12"/>builder</text:span></text:p>
      <text:p text:style-name="Quotations"><text:span text:style-name="Source_20_Text"><text:s text:c="20"/>// Behalte 1. Buchstaben des Wortes bei</text:span></text:p>
      <text:p text:style-name="Quotations"><text:span text:style-name="Source_20_Text"><text:s text:c="20"/>.append(matcher.group(1))</text:span></text:p>
      <text:p text:style-name="Quotations"><text:span text:style-name="Source_20_Text"><text:s text:c="20"/>// Mische Buchstaben in der Mitte des Wortes</text:span></text:p>
      <text:p text:style-name="Quotations"><text:span text:style-name="Source_20_Text"><text:s text:c="20"/>.append(shuffleString(matcher.group(2)))</text:span></text:p>
      <text:p text:style-name="Quotations"><text:span text:style-name="Source_20_Text"><text:s text:c="20"/>// Behalte letzten Buchstaben des Wortes bei</text:span></text:p>
      <text:p text:style-name="Quotations"><text:span text:style-name="Source_20_Text"><text:s text:c="20"/>.append(matcher.group(3));</text:span></text:p>
      <text:p text:style-name="Quotations"><text:span text:style-name="Source_20_Text"><text:s text:c="8"/>}</text:span></text:p>
      <text:p text:style-name="Quotations"><text:span text:style-name="Source_20_Text"/></text:p>
      <text:p text:style-name="Quotations"><text:span text:style-name="Source_20_Text"><text:s text:c="8"/>// Fuege die gefilterten Zeichen &amp; einzelnen Buchstaben wieder zum Ergebnis hinzu</text:span></text:p>
      <text:p text:style-name="Quotations"><text:span text:style-name="Source_20_Text"><text:s text:c="8"/>for (Map.Entry&lt;Integer, String&gt; entry : filtered.entrySet()) {</text:span></text:p>
      <text:p text:style-name="Quotations"><text:span text:style-name="Source_20_Text"><text:s text:c="12"/>builder.insert(entry.getKey(), entry.getValue());</text:span></text:p>
      <text:p text:style-name="Quotations"><text:span text:style-name="Source_20_Text"><text:s text:c="8"/>}</text:span></text:p>
      <text:p text:style-name="Quotations"><text:span text:style-name="Source_20_Text"/></text:p>
      <text:p text:style-name="Quotations"><text:span text:style-name="Source_20_Text"><text:s text:c="8"/>return builder.toString().trim();</text:span></text:p>
      <text:p text:style-name="Quotations"><text:span text:style-name="Source_20_Text"><text:s text:c="4"/>}</text:span></text:p>
      <text:p text:style-name="Quotations"><text:span text:style-name="Source_20_Text"/></text:p>
      <text:p text:style-name="Quotations"><text:span text:style-name="Source_20_Text"><text:s text:c="4"/>private static String shuffleString(String input) {</text:span></text:p>
      <text:p text:style-name="Quotations"><text:span text:style-name="Source_20_Text"><text:s text:c="8"/>final List&lt;String&gt; letters = Arrays.asList(input.split(""));</text:span></text:p>
      <text:p text:style-name="Quotations"><text:span text:style-name="Source_20_Text"><text:s text:c="8"/>Collections.shuffle(letters);</text:span></text:p>
      <text:p text:style-name="Quotations"><text:span text:style-name="Source_20_Text"><text:s text:c="8"/>return String.join("", letters);</text:span></text:p>
      <text:p text:style-name="Quotations"><text:span text:style-name="Source_20_Text"><text:s text:c="4"/>}</text:span></text:p>
      <text:p text:style-name="Quotations"><text:span text:style-name="Source_20_Text">}</text:span></text:p>
      <text:p text:style-name="Quotations"><text:span text:style-name="Source_20_Text"/></text:p>
      <text:h text:style-name="P23" text:outline-level="1"><text:bookmark-start text:name="__RefHeading___Toc1197_143150195"/><text:soft-page-break/><text:span text:style-name="Source_20_Text"><text:span text:style-name="T16">Quellcode - Untwist</text:span></text:span><text:bookmark-end text:name="__RefHeading___Toc1197_143150195"/></text:h>
      <text:p text:style-name="Quotations"><text:span text:style-name="Source_20_Text">package de.</text:span><text:span text:style-name="Source_20_Text"><text:span text:style-name="T23">ncrypted</text:span></text:span><text:span text:style-name="Source_20_Text">.twist;</text:span></text:p>
      <text:p text:style-name="Quotations"><text:span text:style-name="Source_20_Text"/></text:p>
      <text:p text:style-name="Quotations"><text:span text:style-name="Source_20_Text">/**</text:span></text:p>
      <text:p text:style-name="Quotations"><text:span text:style-name="Source_20_Text"><text:s/>* @author ncrypted</text:span></text:p>
      <text:p text:style-name="Quotations"><text:span text:style-name="Source_20_Text"><text:s/>*/</text:span></text:p>
      <text:p text:style-name="Quotations"><text:span text:style-name="Source_20_Text">public class Untwist {</text:span></text:p>
      <text:p text:style-name="Quotations"><text:span text:style-name="Source_20_Text"/></text:p>
      <text:p text:style-name="Quotations"><text:span text:style-name="Source_20_Text"><text:s text:c="4"/>private static Set&lt;String&gt; wordlist = new HashSet&lt;&gt;();</text:span></text:p>
      <text:p text:style-name="Quotations"><text:span text:style-name="Source_20_Text"><text:s text:c="4"/>private static List&lt;String&gt; text = new ArrayList&lt;&gt;();</text:span></text:p>
      <text:p text:style-name="Quotations"><text:span text:style-name="Source_20_Text"/></text:p>
      <text:p text:style-name="Quotations"><text:span text:style-name="Source_20_Text"><text:s text:c="4"/>public static void main(String[] args) {</text:span></text:p>
      <text:p text:style-name="Quotations"><text:span text:style-name="Source_20_Text"><text:s text:c="8"/>// Lese Wortliste und getwisteten Text ein</text:span></text:p>
      <text:p text:style-name="Quotations"><text:span text:style-name="Source_20_Text"><text:s text:c="8"/>readWordList();</text:span></text:p>
      <text:p text:style-name="Quotations"><text:span text:style-name="Source_20_Text"><text:s text:c="8"/>readText(</text:span><text:span text:style-name="Source_20_Text"><text:span text:style-name="T22">textFileName</text:span></text:span><text:span text:style-name="Source_20_Text">);</text:span></text:p>
      <text:p text:style-name="Quotations"><text:span text:style-name="Source_20_Text"><text:s text:c="8"/>System.out.println("---TWISTED---");</text:span></text:p>
      <text:p text:style-name="Quotations"><text:span text:style-name="Source_20_Text"><text:s text:c="8"/>for (String line : text) {</text:span></text:p>
      <text:p text:style-name="Quotations"><text:span text:style-name="Source_20_Text"><text:s text:c="12"/>System.out.println(line);</text:span></text:p>
      <text:p text:style-name="Quotations"><text:span text:style-name="Source_20_Text"><text:s text:c="8"/>}</text:span></text:p>
      <text:p text:style-name="Quotations"><text:span text:style-name="Source_20_Text"><text:s text:c="8"/>untwist();</text:span></text:p>
      <text:p text:style-name="Quotations"><text:span text:style-name="Source_20_Text"><text:s text:c="8"/>System.out.println("---UNTWISTED---");</text:span></text:p>
      <text:p text:style-name="Quotations"><text:span text:style-name="Source_20_Text"><text:s text:c="8"/>for (String line : text) {</text:span></text:p>
      <text:p text:style-name="Quotations"><text:span text:style-name="Source_20_Text"><text:s text:c="12"/>System.out.println(line);</text:span></text:p>
      <text:p text:style-name="Quotations"><text:span text:style-name="Source_20_Text"><text:s text:c="8"/>}</text:span></text:p>
      <text:p text:style-name="Quotations"><text:span text:style-name="Source_20_Text"><text:s text:c="4"/>}</text:span></text:p>
      <text:p text:style-name="Quotations"><text:span text:style-name="Source_20_Text"/></text:p>
      <text:p text:style-name="Quotations"><text:span text:style-name="Source_20_Text"><text:s text:c="4"/>private static void untwist() {</text:span></text:p>
      <text:p text:style-name="Quotations"><text:span text:style-name="Source_20_Text"><text:s text:c="8"/>// Iteriere ueber jede Zeile des Textes</text:span></text:p>
      <text:p text:style-name="Quotations"><text:span text:style-name="Source_20_Text"><text:s text:c="8"/>for (int i = 0; i &lt; text.size(); i++) {</text:span></text:p>
      <text:p text:style-name="Quotations"><text:span text:style-name="Source_20_Text"><text:s text:c="12"/>String line = text.get(i);</text:span></text:p>
      <text:p text:style-name="Quotations"><text:span text:style-name="Source_20_Text"><text:s text:c="12"/>String newLine = "";</text:span></text:p>
      <text:p text:style-name="Quotations"><text:span text:style-name="Source_20_Text"><text:s text:c="12"/>// Iteriere ueber jedes Wort der momentanen Zeile</text:span></text:p>
      <text:p text:style-name="Quotations"><text:span text:style-name="Source_20_Text"><text:s text:c="12"/>for (String lineWord : line.split(" ")) {</text:span></text:p>
      <text:p text:style-name="Quotations"><text:span text:style-name="Source_20_Text"><text:s text:c="16"/>// Filtere alle anderen Zeichen, die keine Buchstaben sind und speichere sie mit entsprechendem Index</text:span></text:p>
      <text:p text:style-name="Quotations"><text:span text:style-name="Source_20_Text"><text:s text:c="16"/>LinkedHashMap&lt;Integer, String&gt; punctuation = new LinkedHashMap&lt;&gt;();</text:span></text:p>
      <text:p text:style-name="Quotations"><text:span text:style-name="Source_20_Text"><text:s text:c="16"/>String[] characters = lineWord.split("");</text:span></text:p>
      <text:p text:style-name="Quotations"><text:span text:style-name="Source_20_Text"><text:s text:c="16"/>for (int j = 0; j &lt; characters.length; j++) {</text:span></text:p>
      <text:p text:style-name="Quotations"><text:span text:style-name="Source_20_Text"><text:s text:c="20"/>String character = characters[j];</text:span></text:p>
      <text:p text:style-name="Quotations"><text:span text:style-name="Source_20_Text"><text:s text:c="20"/>if (character.matches("[^a-zA-ZäÄöÖüÜß]")) {</text:span></text:p>
      <text:p text:style-name="Quotations"><text:span text:style-name="Source_20_Text"><text:s text:c="24"/>punctuation.put(j, character);</text:span></text:p>
      <text:p text:style-name="Quotations"><text:span text:style-name="Source_20_Text"><text:s text:c="20"/>}</text:span></text:p>
      <text:p text:style-name="Quotations"><text:span text:style-name="Source_20_Text"><text:s text:c="16"/>}</text:span></text:p>
      <text:p text:style-name="Quotations"><text:span text:style-name="Source_20_Text"><text:s text:c="16"/>// Entferne alle anderen Zeichen, die keine Buchstaben sind, des momentanen Wortes</text:span></text:p>
      <text:p text:style-name="Quotations"><text:span text:style-name="Source_20_Text"><text:s text:c="16"/>lineWord = lineWord.replaceAll("[^a-zA-ZäÄöÖüÜß]", "");</text:span></text:p>
      <text:p text:style-name="Quotations"><text:span text:style-name="Source_20_Text"/></text:p>
      <text:p text:style-name="Quotations"><text:span text:style-name="Source_20_Text"><text:s text:c="16"/>// Filtere Wortliste nach Möglichkeiten, entsprechend zur Laenge, Anfangs- &amp; Endbuchstaben des Ausgangswortes</text:span></text:p>
      <text:p text:style-name="Quotations"><text:span text:style-name="Source_20_Text"><text:s text:c="16"/>Set&lt;String&gt; possibles = new HashSet&lt;&gt;();</text:span></text:p>
      <text:p text:style-name="Quotations"><text:span text:style-name="Source_20_Text"><text:s text:c="16"/>for (String word : wordlist) {</text:span></text:p>
      <text:p text:style-name="Quotations"><text:span text:style-name="Source_20_Text"><text:s text:c="20"/>if (word.length() &gt; 3</text:span></text:p>
      <text:p text:style-name="Quotations"><text:span text:style-name="Source_20_Text"><text:s text:c="28"/>&amp;&amp; word.length() == lineWord.length()</text:span></text:p>
      <text:p text:style-name="Quotations"><text:span text:style-name="Source_20_Text"><text:s text:c="28"/>&amp;&amp; word.substring(0, 1).equalsIgnoreCase(lineWord.substring(0, 1))</text:span></text:p>
      <text:p text:style-name="Quotations"><text:span text:style-name="Source_20_Text"><text:s text:c="28"/>&amp;&amp; word.substring(word.length() - 1)</text:span></text:p>
      <text:p text:style-name="Quotations"><text:soft-page-break/><text:span text:style-name="Source_20_Text"><text:s text:c="28"/>.equalsIgnoreCase(lineWord.substring(lineWord.length() - 1))) {</text:span></text:p>
      <text:p text:style-name="Quotations"><text:span text:style-name="Source_20_Text"><text:s text:c="24"/>possibles.add(word);</text:span></text:p>
      <text:p text:style-name="Quotations"><text:span text:style-name="Source_20_Text"><text:s text:c="20"/>}</text:span></text:p>
      <text:p text:style-name="Quotations"><text:span text:style-name="Source_20_Text"><text:s text:c="16"/>}</text:span></text:p>
      <text:p text:style-name="Quotations"><text:span text:style-name="Source_20_Text"/></text:p>
      <text:p text:style-name="Quotations"><text:span text:style-name="Source_20_Text"><text:s text:c="16"/>// Pruefe, ob ein Wort aus dem Woerterbuch die exakt selben Buchstaben wie das Ausgangswort hat</text:span></text:p>
      <text:p text:style-name="Quotations"><text:span text:style-name="Source_20_Text"><text:s text:c="16"/>String chosen = null;</text:span></text:p>
      <text:p text:style-name="Quotations"><text:span text:style-name="Source_20_Text"><text:s text:c="16"/>for (String possible : possibles) {</text:span></text:p>
      <text:p text:style-name="Quotations"><text:span text:style-name="Source_20_Text"><text:s text:c="20"/>// Notiz: Die Sortier-Methode behandelt jeden Buchstaben in Kleinschreibung</text:span></text:p>
      <text:p text:style-name="Quotations"><text:span text:style-name="Source_20_Text"><text:s text:c="20"/>if (sortAlphabetically(possible).equalsIgnoreCase(sortAlphabetically(lineWord))) {</text:span></text:p>
      <text:p text:style-name="Quotations"><text:span text:style-name="Source_20_Text"><text:s text:c="24"/>chosen = possible;</text:span></text:p>
      <text:p text:style-name="Quotations"><text:span text:style-name="Source_20_Text"><text:s text:c="20"/>}</text:span></text:p>
      <text:p text:style-name="Quotations"><text:span text:style-name="Source_20_Text"><text:s text:c="16"/>}</text:span></text:p>
      <text:p text:style-name="Quotations"><text:span text:style-name="Source_20_Text"><text:s text:c="16"/>// Falls kein Wort gefunden wurde, wird das Original-Wort wieder eingesetzt</text:span></text:p>
      <text:p text:style-name="Quotations"><text:span text:style-name="Source_20_Text"><text:s text:c="16"/>if (chosen == null) {</text:span></text:p>
      <text:p text:style-name="Quotations"><text:span text:style-name="Source_20_Text"><text:s text:c="20"/>chosen = lineWord;</text:span></text:p>
      <text:p text:style-name="Quotations"><text:span text:style-name="Source_20_Text"><text:s text:c="16"/>}</text:span></text:p>
      <text:p text:style-name="Quotations"><text:span text:style-name="Source_20_Text"/></text:p>
      <text:p text:style-name="Quotations"><text:span text:style-name="Source_20_Text"><text:s text:c="16"/>// Fuege die gefilterten Zeichen wieder zum Ergebnis hinzu</text:span></text:p>
      <text:p text:style-name="Quotations"><text:span text:style-name="Source_20_Text"><text:s text:c="16"/>StringBuilder builder = new StringBuilder(chosen);</text:span></text:p>
      <text:p text:style-name="Quotations"><text:span text:style-name="Source_20_Text"><text:s text:c="16"/>for (Map.Entry&lt;Integer, String&gt; entry : punctuation.entrySet()) {</text:span></text:p>
      <text:p text:style-name="Quotations"><text:span text:style-name="Source_20_Text"><text:s text:c="20"/>builder.insert(entry.getKey(), entry.getValue());</text:span></text:p>
      <text:p text:style-name="Quotations"><text:span text:style-name="Source_20_Text"><text:s text:c="16"/>}</text:span></text:p>
      <text:p text:style-name="Quotations"><text:span text:style-name="Source_20_Text"><text:s text:c="16"/>chosen = builder.toString();</text:span></text:p>
      <text:p text:style-name="Quotations"><text:span text:style-name="Source_20_Text"><text:s text:c="16"/>// Fuege das Ergebnis zur neuen Zeile hinzu</text:span></text:p>
      <text:p text:style-name="Quotations"><text:span text:style-name="Source_20_Text"><text:s text:c="16"/>newLine += chosen + " ";</text:span></text:p>
      <text:p text:style-name="Quotations"><text:span text:style-name="Source_20_Text"><text:s text:c="12"/>}</text:span></text:p>
      <text:p text:style-name="Quotations"><text:span text:style-name="Source_20_Text"><text:s text:c="12"/>// Entferne ueberstehendes Leerzeichen am Ende der neuen Zeile</text:span></text:p>
      <text:p text:style-name="Quotations"><text:span text:style-name="Source_20_Text"><text:s text:c="12"/>newLine = newLine.substring(0, newLine.length() - 1);</text:span></text:p>
      <text:p text:style-name="Quotations"><text:span text:style-name="Source_20_Text"><text:s text:c="12"/>// Aktualisiere die Originalzeile</text:span></text:p>
      <text:p text:style-name="Quotations"><text:span text:style-name="Source_20_Text"><text:s text:c="12"/>text.set(i, newLine);</text:span></text:p>
      <text:p text:style-name="Quotations"><text:span text:style-name="Source_20_Text"><text:s text:c="8"/>}</text:span></text:p>
      <text:p text:style-name="Quotations"><text:span text:style-name="Source_20_Text"><text:s text:c="4"/>}</text:span></text:p>
      <text:p text:style-name="Quotations"><text:span text:style-name="Source_20_Text"/></text:p>
      <text:p text:style-name="Quotations"><text:span text:style-name="Source_20_Text"><text:s text:c="4"/>private static String sortAlphabetically(String string) {</text:span></text:p>
      <text:p text:style-name="Quotations"><text:span text:style-name="Source_20_Text"><text:s text:c="8"/>return string.toLowerCase().chars().sorted()</text:span></text:p>
      <text:p text:style-name="Quotations"><text:span text:style-name="Source_20_Text"><text:s text:c="16"/>.collect(StringBuilder::new, StringBuilder::appendCodePoint, StringBuilder::append)</text:span></text:p>
      <text:p text:style-name="Quotations"><text:span text:style-name="Source_20_Text"><text:s text:c="16"/>.toString();</text:span></text:p>
      <text:p text:style-name="Quotations"><text:span text:style-name="Source_20_Text"><text:s text:c="4"/>}</text:span></text:p>
      <text:p text:style-name="Quotations"><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Quotations" style:family="paragraph" style:parent-style-name="Standard" style:class="html" style:master-page-name="">
      <style:paragraph-properties fo:margin-left="1cm" fo:margin-right="1cm" fo:margin-top="0cm" fo:margin-bottom="0cm" loext:contextual-spacing="false" fo:text-align="start" style:justify-single-word="false" fo:text-indent="0cm" style:auto-text-indent="false"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de" fo:country="DE" officeooo:paragraph-rsid="0040eca9"/>
    </style:style>
    <style:style style:name="MP2" style:family="paragraph" style:parent-style-name="Footer">
      <style:paragraph-properties>
        <style:tab-stops>
          <style:tab-stop style:position="7.938cm" style:type="center"/>
          <style:tab-stop style:position="15.753cm" style:type="right"/>
        </style:tab-stops>
      </style:paragraph-properties>
    </style:style>
    <style:style style:name="MP3" style:family="paragraph" style:parent-style-name="Header">
      <style:text-properties fo:language="de" fo:country="DE"/>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bookmark-ref text:reference-format="text" text:ref-name="Ref_AufgabeName">Aufgabe 2: Twist</text:bookmark-ref><text:tab/><text:tab/><text:bookmark-ref text:reference-format="text" text:ref-name="Ref_TeamID">Team-ID: 00381</text:bookmark-ref></text:p>
      </style:header>
      <style:footer>
        <text:p text:style-name="MP2"><text:span text:style-name="Absatz-Standardschriftart"><text:span text:style-name="MT1"><text:tab/></text:span></text:span><text:span text:style-name="Absatz-Standardschriftart"><text:span text:style-name="MT1"><text:page-number text:select-page="current">6</text:page-number></text:span></text:span><text:span text:style-name="Absatz-Standardschriftart"><text:span text:style-name="MT1">/</text:span></text:span><text:span text:style-name="Absatz-Standardschriftart"><text:span text:style-name="MT1"><text:page-count>6</text:page-count></text:span></text:span></text:p>
      </style:footer>
    </style:master-page>
    <style:master-page style:name="MPF0" style:page-layout-name="Mpm3" style:next-style-name="MP0">
      <style:header>
        <text:p text:style-name="MP3"/>
      </style:header>
      <loext:header-first>
        <text:p text:style-name="MP4"/>
      </loext:header-first>
      <style:footer>
        <text:p text:style-name="MP5"><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image/png"/><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loext:footer-first>
        <text:p text:style-name="MP5"><text:span text:style-name="MT1"><text:tab/></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6</text:page-count></text:span></text:span><text:span text:style-name="Absatz-Standardschriftart"><text:span text:style-name="MT1"><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18-10-28T15:59:14.448000000</meta:creation-date>
    <meta:editing-cycles>1</meta:editing-cycles>
    <meta:editing-duration>P0D</meta:editing-duration>
    <meta:document-statistic meta:table-count="3" meta:image-count="1" meta:object-count="0" meta:page-count="6" meta:paragraph-count="193" meta:word-count="1572" meta:character-count="13186" meta:non-whitespace-character-count="10309"/>
  </office:meta>
</office:document-meta>
</file>